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03cm"/>
    </style:style>
    <style:style style:name="co2" style:family="table-column">
      <style:table-column-properties fo:break-before="auto" style:column-width="4.251cm"/>
    </style:style>
    <style:style style:name="co3" style:family="table-column">
      <style:table-column-properties fo:break-before="auto" style:column-width="4.055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1.699cm"/>
    </style:style>
    <style:style style:name="co6" style:family="table-column">
      <style:table-column-properties fo:break-before="auto" style:column-width="3.49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PROCV">
      <style:table-properties table:display="true" style:writing-mode="lr-tb"/>
    </style:style>
    <style:style style:name="ta2" style:family="table" style:master-page-name="PageStyle_5f_Aluno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order-bottom="none" fo:background-color="#bfbfbf" style:diagonal-bl-tr="none" style:diagonal-tl-br="none" fo:border-left="0.74pt solid #ffffff" fo:border-right="0.74pt solid #ffffff" style:rotation-align="none" fo:border-top="0.74pt solid #ffffff">
        <loext:background-complex-color loext:theme-type="light1" loext:color-type="theme">
          <loext:transformation loext:type="lummod" loext:value="7500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</style:style>
    <style:style style:name="ce3" style:family="table-cell" style:parent-style-name="Default">
      <style:table-cell-properties style:diagonal-bl-tr="none" style:diagonal-tl-br="none" fo:border="0.74pt solid #d9d9d9" style:rotation-align="none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</style:style>
    <style:style style:name="ce4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>
        <loext:background-complex-color loext:theme-type="light1" loext:color-type="theme">
          <loext:transformation loext:type="lummod" loext:value="7500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Excel_20_Built-in_20_Currency" style:data-style-name="N121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>
        <loext:background-complex-color loext:theme-type="light1" loext:color-type="theme">
          <loext:transformation loext:type="lummod" loext:value="7500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d9d9d9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AN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6380" table:default-cell-style-name="Default"/>
        <table:table-row table:style-name="ro1">
          <table:table-cell table:style-name="ce2" office:value-type="string" calcext:value-type="string">
            <text:p>CPF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dade</text:p>
          </table:table-cell>
          <table:table-cell table:style-name="ce7" office:value-type="string" office:string-value="Salario" calcext:value-type="string">
            <text:p><text:s/>Salario 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10</text:p>
          </table:table-cell>
          <table:table-cell table:style-name="ce5" table:formula="of:=VLOOKUP([.A2];['file:///C:/davidson/curso%20Excell_Calc/Planilha%20externa.xlsx'#$Dados.$A$1:.$B$1048576];2;0)" office:value-type="string" office:string-value="Bruna Alves" calcext:value-type="string">
            <text:p>Bruna Alves</text:p>
          </table:table-cell>
          <table:table-cell table:style-name="ce5" table:formula="of:=VLOOKUP([.A2];['file:///C:/davidson/curso%20Excell_Calc/Planilha%20externa.xlsx'#$Dados.$A$1:.$C$1048576];3;FALSE())" office:value-type="float" office:value="23" calcext:value-type="float">
            <text:p>23</text:p>
          </table:table-cell>
          <table:table-cell table:style-name="ce8" table:formula="of:=IFERROR(VLOOKUP([.A2];['file:///C:/davidson/curso%20Excell_Calc/Planilha%20externa.xlsx'#$Dados.$A$1:.$D$1048576];4;FALSE());&quot;-&quot;)" office:value-type="float" office:value="2000" calcext:value-type="float">
            <text:p><text:s/>2.000,00 </text:p>
          </table:table-cell>
          <table:table-cell/>
          <table:table-cell office:value-type="string" calcext:value-type="string">
            <text:p>Fórmulas usadas nesta aula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123.456.789-11</text:p>
          </table:table-cell>
          <table:table-cell table:style-name="ce5" table:formula="of:=VLOOKUP([.A3];['file:///C:/davidson/curso%20Excell_Calc/Planilha%20externa.xlsx'#$Dados.$A$1:.$B$1048576];2;0)" office:value-type="string" office:string-value="Afonso Alves" calcext:value-type="string">
            <text:p>Afonso Alves</text:p>
          </table:table-cell>
          <table:table-cell table:style-name="ce5" table:formula="of:=VLOOKUP([.A3];['file:///C:/davidson/curso%20Excell_Calc/Planilha%20externa.xlsx'#$Dados.$A$1:.$C$1048576];3;FALSE())" office:value-type="float" office:value="23" calcext:value-type="float">
            <text:p>23</text:p>
          </table:table-cell>
          <table:table-cell table:style-name="ce8" table:formula="of:=IFERROR(VLOOKUP([.A3];['file:///C:/davidson/curso%20Excell_Calc/Planilha%20externa.xlsx'#$Dados.$A$1:.$D$1048576];4;FALSE());&quot;-&quot;)" office:value-type="float" office:value="2500" calcext:value-type="float">
            <text:p><text:s/>2.500,00 </text:p>
          </table:table-cell>
          <table:table-cell/>
          <table:table-cell table:style-name="ce9" office:value-type="string" calcext:value-type="string">
            <text:p>=PROCV(A2;'[Planilha externa.xlsx]Dados'!$A:$B;2;0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123.456.789-12</text:p>
          </table:table-cell>
          <table:table-cell table:style-name="ce5" table:formula="of:=VLOOKUP([.A4];['file:///C:/davidson/curso%20Excell_Calc/Planilha%20externa.xlsx'#$Dados.$A$1:.$B$1048576];2;0)" office:value-type="string" office:string-value="Caroline Gois Abreu" calcext:value-type="string">
            <text:p>Caroline Gois Abreu</text:p>
          </table:table-cell>
          <table:table-cell table:style-name="ce5" table:formula="of:=VLOOKUP([.A4];['file:///C:/davidson/curso%20Excell_Calc/Planilha%20externa.xlsx'#$Dados.$A$1:.$C$1048576];3;FALSE())" office:value-type="float" office:value="50" calcext:value-type="float">
            <text:p>50</text:p>
          </table:table-cell>
          <table:table-cell table:style-name="ce8" table:formula="of:=IFERROR(VLOOKUP([.A4];['file:///C:/davidson/curso%20Excell_Calc/Planilha%20externa.xlsx'#$Dados.$A$1:.$D$1048576];4;FALSE());&quot;-&quot;)" office:value-type="float" office:value="3000" calcext:value-type="float">
            <text:p><text:s/>3.000,00 </text:p>
          </table:table-cell>
          <table:table-cell/>
          <table:table-cell table:style-name="ce9" office:value-type="string" calcext:value-type="string">
            <text:p>=PROCV(A2;'[Planilha externa.xlsx]Dados'!$A:$C;3;FALSO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123.456.789-13</text:p>
          </table:table-cell>
          <table:table-cell table:style-name="ce5" table:formula="of:=VLOOKUP([.A5];['file:///C:/davidson/curso%20Excell_Calc/Planilha%20externa.xlsx'#$Dados.$A$1:.$B$1048576];2;0)" office:value-type="string" office:string-value="Henrique Oliveira Silva" calcext:value-type="string">
            <text:p>Henrique Oliveira Silva</text:p>
          </table:table-cell>
          <table:table-cell table:style-name="ce5" table:formula="of:=VLOOKUP([.A5];['file:///C:/davidson/curso%20Excell_Calc/Planilha%20externa.xlsx'#$Dados.$A$1:.$C$1048576];3;FALSE())" office:value-type="float" office:value="26" calcext:value-type="float">
            <text:p>26</text:p>
          </table:table-cell>
          <table:table-cell table:style-name="ce8" table:formula="of:=IFERROR(VLOOKUP([.A5];['file:///C:/davidson/curso%20Excell_Calc/Planilha%20externa.xlsx'#$Dados.$A$1:.$D$1048576];4;FALSE());&quot;-&quot;)" office:value-type="float" office:value="3000" calcext:value-type="float">
            <text:p><text:s/>3.000,00 </text:p>
          </table:table-cell>
          <table:table-cell/>
          <table:table-cell table:style-name="ce9" office:value-type="string" calcext:value-type="string">
            <text:p>=SEERRO(PROCV(A2;'[Planilha externa.xlsx]Dados'!$A:$D;4;FALSO);"-"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123.456.789-14</text:p>
          </table:table-cell>
          <table:table-cell table:style-name="ce5" table:formula="of:=VLOOKUP([.A6];['file:///C:/davidson/curso%20Excell_Calc/Planilha%20externa.xlsx'#$Dados.$A$1:.$B$1048576];2;0)" office:value-type="string" office:string-value="Kaliane Almeida Abreu" calcext:value-type="string">
            <text:p>Kaliane Almeida Abreu</text:p>
          </table:table-cell>
          <table:table-cell table:style-name="ce5" table:formula="of:=VLOOKUP([.A6];['file:///C:/davidson/curso%20Excell_Calc/Planilha%20externa.xlsx'#$Dados.$A$1:.$C$1048576];3;FALSE())" office:value-type="float" office:value="26" calcext:value-type="float">
            <text:p>26</text:p>
          </table:table-cell>
          <table:table-cell table:style-name="ce8" table:formula="of:=IFERROR(VLOOKUP([.A6];['file:///C:/davidson/curso%20Excell_Calc/Planilha%20externa.xlsx'#$Dados.$A$1:.$D$1048576];4;FALSE());&quot;-&quot;)" office:value-type="float" office:value="2000" calcext:value-type="float">
            <text:p><text:s/>2.000,00 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15</text:p>
          </table:table-cell>
          <table:table-cell table:style-name="ce5" table:formula="of:=VLOOKUP([.A7];['file:///C:/davidson/curso%20Excell_Calc/Planilha%20externa.xlsx'#$Dados.$A$1:.$B$1048576];2;0)" office:value-type="string" office:string-value="Ryan Merryman" calcext:value-type="string">
            <text:p>Ryan Merryman</text:p>
          </table:table-cell>
          <table:table-cell table:style-name="ce5" table:formula="of:=VLOOKUP([.A7];['file:///C:/davidson/curso%20Excell_Calc/Planilha%20externa.xlsx'#$Dados.$A$1:.$C$1048576];3;FALSE())" office:value-type="float" office:value="26" calcext:value-type="float">
            <text:p>26</text:p>
          </table:table-cell>
          <table:table-cell table:style-name="ce8" table:formula="of:=IFERROR(VLOOKUP([.A7];['file:///C:/davidson/curso%20Excell_Calc/Planilha%20externa.xlsx'#$Dados.$A$1:.$D$1048576];4;FALSE());&quot;-&quot;)" office:value-type="float" office:value="2000" calcext:value-type="float">
            <text:p><text:s/>2.000,00 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16</text:p>
          </table:table-cell>
          <table:table-cell table:style-name="ce5" table:formula="of:=VLOOKUP([.A8];['file:///C:/davidson/curso%20Excell_Calc/Planilha%20externa.xlsx'#$Dados.$A$1:.$B$1048576];2;0)" office:value-type="string" office:string-value="Robson Martins" calcext:value-type="string">
            <text:p>Robson Martins</text:p>
          </table:table-cell>
          <table:table-cell table:style-name="ce5" table:formula="of:=VLOOKUP([.A8];['file:///C:/davidson/curso%20Excell_Calc/Planilha%20externa.xlsx'#$Dados.$A$1:.$C$1048576];3;FALSE())" office:value-type="float" office:value="23" calcext:value-type="float">
            <text:p>23</text:p>
          </table:table-cell>
          <table:table-cell table:style-name="ce8" table:formula="of:=IFERROR(VLOOKUP([.A8];['file:///C:/davidson/curso%20Excell_Calc/Planilha%20externa.xlsx'#$Dados.$A$1:.$D$1048576];4;FALSE());&quot;-&quot;)" office:value-type="float" office:value="2000" calcext:value-type="float">
            <text:p><text:s/>2.000,00 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17</text:p>
          </table:table-cell>
          <table:table-cell table:style-name="ce5" table:formula="of:=VLOOKUP([.A9];['file:///C:/davidson/curso%20Excell_Calc/Planilha%20externa.xlsx'#$Dados.$A$1:.$B$1048576];2;0)" office:value-type="string" office:string-value="Thiago Santana Gomes" calcext:value-type="string">
            <text:p>Thiago Santana Gomes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formula="of:=IFERROR(VLOOKUP([.A9];['file:///C:/davidson/curso%20Excell_Calc/Planilha%20externa.xlsx'#$Dados.$A$1:.$D$1048576];4;FALSE());&quot;-&quot;)" office:value-type="float" office:value="5000" calcext:value-type="float">
            <text:p><text:s/>5.000,00 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18</text:p>
          </table:table-cell>
          <table:table-cell table:style-name="ce5" table:formula="of:=VLOOKUP([.A10];['file:///C:/davidson/curso%20Excell_Calc/Planilha%20externa.xlsx'#$Dados.$A$1:.$B$1048576];2;0)" office:value-type="string" office:string-value="Erika Souza Aguiar" calcext:value-type="string">
            <text:p>Erika Souza Aguiar</text:p>
          </table:table-cell>
          <table:table-cell table:style-name="ce5" table:formula="of:=VLOOKUP([.A10];['file:///C:/davidson/curso%20Excell_Calc/Planilha%20externa.xlsx'#$Dados.$A$1:.$C$1048576];3;FALSE())" office:value-type="float" office:value="30" calcext:value-type="float">
            <text:p>30</text:p>
          </table:table-cell>
          <table:table-cell table:style-name="ce8" table:formula="of:=IFERROR(VLOOKUP([.A10];['file:///C:/davidson/curso%20Excell_Calc/Planilha%20externa.xlsx'#$Dados.$A$1:.$D$1048576];4;FALSE());&quot;-&quot;)" office:value-type="float" office:value="5000" calcext:value-type="float">
            <text:p><text:s/>5.000,00 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19</text:p>
          </table:table-cell>
          <table:table-cell table:style-name="ce5" table:formula="of:=VLOOKUP([.A11];['file:///C:/davidson/curso%20Excell_Calc/Planilha%20externa.xlsx'#$Dados.$A$1:.$B$1048576];2;0)" office:value-type="string" office:string-value="Felipe Borges Aguiar" calcext:value-type="string">
            <text:p>Felipe Borges Aguiar</text:p>
          </table:table-cell>
          <table:table-cell table:style-name="ce5" table:formula="of:=VLOOKUP([.A11];['file:///C:/davidson/curso%20Excell_Calc/Planilha%20externa.xlsx'#$Dados.$A$1:.$C$1048576];3;FALSE())" office:value-type="float" office:value="30" calcext:value-type="float">
            <text:p>30</text:p>
          </table:table-cell>
          <table:table-cell table:style-name="ce8" table:formula="of:=IFERROR(VLOOKUP([.A11];['file:///C:/davidson/curso%20Excell_Calc/Planilha%20externa.xlsx'#$Dados.$A$1:.$D$1048576];4;FALSE());&quot;-&quot;)" office:value-type="float" office:value="5000" calcext:value-type="float">
            <text:p><text:s/>5.000,00 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20</text:p>
          </table:table-cell>
          <table:table-cell table:style-name="ce5" table:formula="of:=VLOOKUP([.A12];['file:///C:/davidson/curso%20Excell_Calc/Planilha%20externa.xlsx'#$Dados.$A$1:.$B$1048576];2;0)" office:value-type="string" office:string-value="Tiago de Oliveira" calcext:value-type="string">
            <text:p>Tiago de Oliveira</text:p>
          </table:table-cell>
          <table:table-cell table:style-name="ce5" table:formula="of:=VLOOKUP([.A12];['file:///C:/davidson/curso%20Excell_Calc/Planilha%20externa.xlsx'#$Dados.$A$1:.$C$1048576];3;FALSE())" office:value-type="float" office:value="30" calcext:value-type="float">
            <text:p>30</text:p>
          </table:table-cell>
          <table:table-cell table:style-name="ce8" table:formula="of:=IFERROR(VLOOKUP([.A12];['file:///C:/davidson/curso%20Excell_Calc/Planilha%20externa.xlsx'#$Dados.$A$1:.$D$1048576];4;FALSE());&quot;-&quot;)" office:value-type="float" office:value="4000" calcext:value-type="float">
            <text:p><text:s/>4.000,00 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21</text:p>
          </table:table-cell>
          <table:table-cell table:style-name="ce5" table:formula="of:=VLOOKUP([.A13];['file:///C:/davidson/curso%20Excell_Calc/Planilha%20externa.xlsx'#$Dados.$A$1:.$B$1048576];2;0)" office:value-type="string" office:string-value="Frederico Rubens" calcext:value-type="string">
            <text:p>Frederico Rubens</text:p>
          </table:table-cell>
          <table:table-cell table:style-name="ce5" table:formula="of:=VLOOKUP([.A13];['file:///C:/davidson/curso%20Excell_Calc/Planilha%20externa.xlsx'#$Dados.$A$1:.$C$1048576];3;FALSE())" office:value-type="float" office:value="30" calcext:value-type="float">
            <text:p>30</text:p>
          </table:table-cell>
          <table:table-cell table:style-name="ce8" table:formula="of:=IFERROR(VLOOKUP([.A13];['file:///C:/davidson/curso%20Excell_Calc/Planilha%20externa.xlsx'#$Dados.$A$1:.$D$1048576];4;FALSE());&quot;-&quot;)" office:value-type="float" office:value="4000" calcext:value-type="float">
            <text:p><text:s/>4.000,00 </text:p>
          </table:table-cell>
          <table:table-cell table:number-columns-repeated="16380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luno" table:style-name="ta2">
        <office:forms form:automatic-focus="false" form:apply-design-mode="false"/>
        <table:table-column table:style-name="co6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6380" table:default-cell-style-name="Default"/>
        <table:table-row table:style-name="ro1">
          <table:table-cell table:style-name="ce2" office:value-type="string" calcext:value-type="string">
            <text:p>CPF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dade</text:p>
          </table:table-cell>
          <table:table-cell table:style-name="ce7" office:value-type="string" office:string-value="Salario" calcext:value-type="string">
            <text:p><text:s/>Salario 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10</text:p>
          </table:table-cell>
          <table:table-cell table:style-name="ce5" table:formula="of:=([$TESTANDO.B2])" office:value-type="string" office:string-value="Bruna Alves" calcext:value-type="string">
            <text:p>Bruna Alves</text:p>
          </table:table-cell>
          <table:table-cell table:style-name="ce5" table:formula="of:=([$TESTANDO.C2])" office:value-type="float" office:value="23" calcext:value-type="float">
            <text:p>23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11</text:p>
          </table:table-cell>
          <table:table-cell table:style-name="ce5" table:formula="of:=([$TESTANDO.B3])" office:value-type="string" office:string-value="Afonso Alves" calcext:value-type="string">
            <text:p>Afonso Alves</text:p>
          </table:table-cell>
          <table:table-cell table:style-name="ce5" table:formula="of:=([$TESTANDO.C3])" office:value-type="float" office:value="23" calcext:value-type="float">
            <text:p>23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12</text:p>
          </table:table-cell>
          <table:table-cell table:style-name="ce5" table:formula="of:=([$TESTANDO.B4])" office:value-type="string" office:string-value="Caroline Gois Abreu" calcext:value-type="string">
            <text:p>Caroline Gois Abreu</text:p>
          </table:table-cell>
          <table:table-cell table:style-name="ce5" table:formula="of:=([$TESTANDO.C4])" office:value-type="float" office:value="50" calcext:value-type="float">
            <text:p>50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13</text:p>
          </table:table-cell>
          <table:table-cell table:style-name="ce5" table:formula="of:=([$TESTANDO.B5])" office:value-type="string" office:string-value="Henrique Oliveira Silva" calcext:value-type="string">
            <text:p>Henrique Oliveira Silva</text:p>
          </table:table-cell>
          <table:table-cell table:style-name="ce5" table:formula="of:=([$TESTANDO.C5])" office:value-type="float" office:value="26" calcext:value-type="float">
            <text:p>26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14</text:p>
          </table:table-cell>
          <table:table-cell table:style-name="ce5" table:formula="of:=([$TESTANDO.B6])" office:value-type="string" office:string-value="Kaliane Almeida Abreu" calcext:value-type="string">
            <text:p>Kaliane Almeida Abreu</text:p>
          </table:table-cell>
          <table:table-cell table:style-name="ce5" table:formula="of:=([$TESTANDO.C6])" office:value-type="float" office:value="26" calcext:value-type="float">
            <text:p>26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15</text:p>
          </table:table-cell>
          <table:table-cell table:style-name="ce5" table:formula="of:=([$TESTANDO.B7])" office:value-type="string" office:string-value="Ryan Merryman" calcext:value-type="string">
            <text:p>Ryan Merryman</text:p>
          </table:table-cell>
          <table:table-cell table:style-name="ce5" table:formula="of:=([$TESTANDO.C7])" office:value-type="float" office:value="26" calcext:value-type="float">
            <text:p>26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16</text:p>
          </table:table-cell>
          <table:table-cell table:style-name="ce5" table:formula="of:=([$TESTANDO.B8])" office:value-type="string" office:string-value="Robson Martins" calcext:value-type="string">
            <text:p>Robson Martins</text:p>
          </table:table-cell>
          <table:table-cell table:style-name="ce5" table:formula="of:=([$TESTANDO.C8])" office:value-type="float" office:value="23" calcext:value-type="float">
            <text:p>23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17</text:p>
          </table:table-cell>
          <table:table-cell table:style-name="ce5" table:formula="of:=([$TESTANDO.B9])" office:value-type="string" office:string-value="Thiago Santana Gomes" calcext:value-type="string">
            <text:p>Thiago Santana Gomes</text:p>
          </table:table-cell>
          <table:table-cell table:style-name="ce5" table:formula="of:=([$TESTANDO.C9])" office:value-type="float" office:value="45" calcext:value-type="float">
            <text:p>45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18</text:p>
          </table:table-cell>
          <table:table-cell table:style-name="ce5" table:formula="of:=([$TESTANDO.B10])" office:value-type="string" office:string-value="Erika Souza Aguiar" calcext:value-type="string">
            <text:p>Erika Souza Aguiar</text:p>
          </table:table-cell>
          <table:table-cell table:style-name="ce5" table:formula="of:=([$TESTANDO.C10])" office:value-type="float" office:value="30" calcext:value-type="float">
            <text:p>30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19</text:p>
          </table:table-cell>
          <table:table-cell table:style-name="ce5" table:formula="of:=([$TESTANDO.B11])" office:value-type="string" office:string-value="Felipe Borges Aguiar" calcext:value-type="string">
            <text:p>Felipe Borges Aguiar</text:p>
          </table:table-cell>
          <table:table-cell table:style-name="ce5" table:formula="of:=([$TESTANDO.C11])" office:value-type="float" office:value="30" calcext:value-type="float">
            <text:p>30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20</text:p>
          </table:table-cell>
          <table:table-cell table:style-name="ce5" table:formula="of:=([$TESTANDO.B12])" office:value-type="string" office:string-value="Tiago de Oliveira" calcext:value-type="string">
            <text:p>Tiago de Oliveira</text:p>
          </table:table-cell>
          <table:table-cell table:style-name="ce5" table:formula="of:=([$TESTANDO.C12])" office:value-type="float" office:value="30" calcext:value-type="float">
            <text:p>30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3" office:value-type="string" calcext:value-type="string">
            <text:p>123.456.789-21</text:p>
          </table:table-cell>
          <table:table-cell table:style-name="ce5" table:formula="of:=([$TESTANDO.B13])" office:value-type="string" office:string-value="Frederico Rubens" calcext:value-type="string">
            <text:p>Frederico Rubens</text:p>
          </table:table-cell>
          <table:table-cell table:style-name="ce5" table:formula="of:=([$TESTANDO.C13])" office:value-type="float" office:value="30" calcext:value-type="float">
            <text:p>30</text:p>
          </table:table-cell>
          <table:table-cell table:style-name="ce8"/>
          <table:table-cell table:number-columns-repeated="16380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'file:///C:/davidson/curso%20Excell_Calc/Planilha%20externa.xlsx'#Dados" table:print="false" table:style-name="ta_extref">
        <table:table-source xlink:type="simple" xlink:href="../Planilha%20externa.xlsx" table:table-name="Dados" table:mode="copy-results-only"/>
        <table:table-column table:number-columns-repeated="4"/>
        <table:table-row>
          <table:table-cell table:style-name="ce1" office:value-type="string">
            <text:p>CPF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Idade</text:p>
          </table:table-cell>
          <table:table-cell table:style-name="ce1" office:value-type="string">
            <text:p>Salário</text:p>
          </table:table-cell>
        </table:table-row>
        <table:table-row>
          <table:table-cell table:style-name="ce1" office:value-type="string">
            <text:p>123.456.789-10</text:p>
          </table:table-cell>
          <table:table-cell table:style-name="ce1" office:value-type="string">
            <text:p>Bruna Alves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000">
            <text:p>2000</text:p>
          </table:table-cell>
        </table:table-row>
        <table:table-row>
          <table:table-cell table:style-name="ce1" office:value-type="string">
            <text:p>123.456.789-11</text:p>
          </table:table-cell>
          <table:table-cell table:style-name="ce1" office:value-type="string">
            <text:p>Afonso Alves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500">
            <text:p>2500</text:p>
          </table:table-cell>
        </table:table-row>
        <table:table-row>
          <table:table-cell table:style-name="ce1" office:value-type="string">
            <text:p>123.456.789-12</text:p>
          </table:table-cell>
          <table:table-cell table:style-name="ce1" office:value-type="string">
            <text:p>Caroline Gois Abreu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000">
            <text:p>3000</text:p>
          </table:table-cell>
        </table:table-row>
        <table:table-row>
          <table:table-cell table:style-name="ce1" office:value-type="string">
            <text:p>123.456.789-13</text:p>
          </table:table-cell>
          <table:table-cell table:style-name="ce1" office:value-type="string">
            <text:p>Henrique Oliveira Silva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00">
            <text:p>3000</text:p>
          </table:table-cell>
        </table:table-row>
        <table:table-row>
          <table:table-cell table:style-name="ce1" office:value-type="string">
            <text:p>123.456.789-14</text:p>
          </table:table-cell>
          <table:table-cell table:style-name="ce1" office:value-type="string">
            <text:p>Kaliane Almeida Abreu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000">
            <text:p>2000</text:p>
          </table:table-cell>
        </table:table-row>
        <table:table-row>
          <table:table-cell table:style-name="ce1" office:value-type="string">
            <text:p>123.456.789-15</text:p>
          </table:table-cell>
          <table:table-cell table:style-name="ce1" office:value-type="string">
            <text:p>Ryan Merryman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000">
            <text:p>2000</text:p>
          </table:table-cell>
        </table:table-row>
        <table:table-row>
          <table:table-cell table:style-name="ce1" office:value-type="string">
            <text:p>123.456.789-16</text:p>
          </table:table-cell>
          <table:table-cell table:style-name="ce1" office:value-type="string">
            <text:p>Robson Martins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000">
            <text:p>2000</text:p>
          </table:table-cell>
        </table:table-row>
        <table:table-row>
          <table:table-cell table:style-name="ce1" office:value-type="string">
            <text:p>123.456.789-17</text:p>
          </table:table-cell>
          <table:table-cell table:style-name="ce1" office:value-type="string">
            <text:p>Thiago Santana Gomes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00">
            <text:p>5000</text:p>
          </table:table-cell>
        </table:table-row>
        <table:table-row>
          <table:table-cell table:style-name="ce1" office:value-type="string">
            <text:p>123.456.789-18</text:p>
          </table:table-cell>
          <table:table-cell table:style-name="ce1" office:value-type="string">
            <text:p>Erika Souza Aguiar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00">
            <text:p>5000</text:p>
          </table:table-cell>
        </table:table-row>
        <table:table-row>
          <table:table-cell table:style-name="ce1" office:value-type="string">
            <text:p>123.456.789-19</text:p>
          </table:table-cell>
          <table:table-cell table:style-name="ce1" office:value-type="string">
            <text:p>Felipe Borges Aguiar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00">
            <text:p>5000</text:p>
          </table:table-cell>
        </table:table-row>
        <table:table-row>
          <table:table-cell table:style-name="ce1" office:value-type="string">
            <text:p>123.456.789-20</text:p>
          </table:table-cell>
          <table:table-cell table:style-name="ce1" office:value-type="string">
            <text:p>Tiago de Oliveira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00">
            <text:p>4000</text:p>
          </table:table-cell>
        </table:table-row>
        <table:table-row>
          <table:table-cell table:style-name="ce1" office:value-type="string">
            <text:p>123.456.789-21</text:p>
          </table:table-cell>
          <table:table-cell table:style-name="ce1" office:value-type="string">
            <text:p>Frederico Rubens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00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1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17">
      <number:text loext:blank-width-char="-"> </number:text>
      <number:text-content/>
      <number:text loext:blank-width-char="-"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1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1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1">
      <number:text loext:blank-width-char="-"> </number:text>
      <number:text-content/>
      <number:text loext:blank-width-char="-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2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2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2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/</number:text>
      <number:month/>
      <number:text>/</number:text>
      <number:year number:style="long"/>
    </number:date-style>
    <number:date-style style:name="N129">
      <number:day/>
      <number:text>/</number:text>
      <number:month number:textual="true"/>
      <number:text>/</number:text>
      <number:year/>
    </number:date-style>
    <number:date-style style:name="N130">
      <number:day/>
      <number:text>/</number:text>
      <number:month number:textual="true"/>
    </number:date-style>
    <number:date-style style:name="N131">
      <number:month number:textual="true"/>
      <number:text>/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 _)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1"/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16:11:17.878783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CV" style:display-name="PageStyle_PROC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uno" style:display-name="PageStyle_Alun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levison Santos</meta:initial-creator>
    <meta:creation-date>2020-07-22T00:11:39</meta:creation-date>
    <dc:date>2025-05-14T16:15:08.006508200</dc:date>
    <meta:generator>LibreOffice/25.2.2.2$Windows_X86_64 LibreOffice_project/7370d4be9e3cf6031a51beef54ff3bda878e3fac</meta:generator>
    <meta:editing-duration>PT5M16S</meta:editing-duration>
    <meta:editing-cycles>2</meta:editing-cycles>
    <meta:document-statistic meta:table-count="2" meta:cell-count="96" meta:object-count="0"/>
    <meta:user-defined meta:name="AppVersion">16.0300</meta:user-defined>
    <meta:user-defined meta:name="ContentTypeId">0x010100B7FBF0B9CEACA34A981A7F46EA19F3F9</meta:user-defined>
  </office:meta>
</office:document-meta>
</file>